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9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0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1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2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3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4" style:parent-style-name="Standard" style:family="paragraph">
      <style:paragraph-properties fo:text-align="justify"/>
    </style:style>
    <style:style style:name="T45" style:parent-style-name="Tipodeletrapredefinidodoparágrafo" style:family="text">
      <style:text-properties style:font-size-complex="16pt"/>
    </style:style>
    <style:style style:name="T46" style:parent-style-name="Tipodeletrapredefinidodoparágrafo" style:family="text">
      <style:text-properties style:font-size-complex="16pt"/>
    </style:style>
    <style:style style:name="T47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48" style:parent-style-name="Tipodeletrapredefinidodoparágrafo" style:family="text">
      <style:text-properties style:font-size-complex="16pt"/>
    </style:style>
    <style:style style:name="P49" style:parent-style-name="Standard" style:family="paragraph">
      <style:paragraph-properties fo:text-align="justify"/>
      <style:text-properties style:font-size-complex="16pt"/>
    </style:style>
    <style:style style:name="P50" style:parent-style-name="Standard" style:family="paragraph">
      <style:paragraph-properties fo:text-align="justify"/>
    </style:style>
    <style:style style:name="T51" style:parent-style-name="Tipodeletrapredefinidodoparágrafo" style:family="text">
      <style:text-properties style:font-size-complex="16pt"/>
    </style:style>
    <style:style style:name="T52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3" style:parent-style-name="Tipodeletrapredefinidodoparágrafo" style:family="text">
      <style:text-properties style:font-size-complex="16pt"/>
    </style:style>
    <style:style style:name="T54" style:parent-style-name="Tipodeletrapredefinidodoparágrafo" style:family="text">
      <style:text-properties style:font-size-complex="16pt"/>
    </style:style>
    <style:style style:name="T55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6" style:parent-style-name="Tipodeletrapredefinidodoparágrafo" style:family="text">
      <style:text-properties style:font-size-complex="16pt"/>
    </style:style>
    <style:style style:name="P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7" style:parent-style-name="Standard" style:list-style-name="LFO2" style:family="paragraph">
      <style:paragraph-properties fo:text-align="justify"/>
    </style:style>
    <style:style style:name="T78" style:parent-style-name="Tipodeletrapredefinidodoparágrafo" style:family="text">
      <style:text-properties fo:font-size="11pt" style:font-size-asian="11pt" style:font-size-complex="11pt"/>
    </style:style>
    <style:style style:name="T7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Tipodeletrapredefinidodoparágrafo" style:family="text">
      <style:text-properties fo:font-size="11pt" style:font-size-asian="11pt" style:font-size-complex="11pt"/>
    </style:style>
    <style:style style:name="T81" style:parent-style-name="Tipodeletrapredefinidodoparágrafo" style:family="text">
      <style:text-properties fo:font-size="11pt" style:font-size-asian="11pt" style:font-size-complex="11pt"/>
    </style:style>
    <style:style style:name="P8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8" style:parent-style-name="Standard" style:list-style-name="LFO2" style:family="paragraph">
      <style:paragraph-properties fo:text-align="justify"/>
    </style:style>
    <style:style style:name="T89" style:parent-style-name="Tipodeletrapredefinidodoparágrafo" style:family="text">
      <style:text-properties fo:font-size="11pt" style:font-size-asian="11pt" style:font-size-complex="11pt"/>
    </style:style>
    <style:style style:name="T9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1" style:parent-style-name="Tipodeletrapredefinidodoparágrafo" style:family="text">
      <style:text-properties fo:font-size="11pt" style:font-size-asian="11pt" style:font-size-complex="11pt"/>
    </style:style>
    <style:style style:name="T9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3" style:parent-style-name="Tipodeletrapredefinidodoparágrafo" style:family="text">
      <style:text-properties fo:font-size="11pt" style:font-size-asian="11pt" style:font-size-complex="11pt"/>
    </style:style>
    <style:style style:name="T94" style:parent-style-name="Tipodeletrapredefinidodoparágrafo" style:family="text">
      <style:text-properties fo:font-size="11pt" style:font-size-asian="11pt" style:font-size-complex="11pt"/>
    </style:style>
    <style:style style:name="T9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6" style:parent-style-name="Tipodeletrapredefinidodoparágrafo" style:family="text">
      <style:text-properties fo:font-size="11pt" style:font-size-asian="11pt" style:font-size-complex="11pt"/>
    </style:style>
    <style:style style:name="P9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9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9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7" style:parent-style-name="Standard" style:list-style-name="LFO2" style:family="paragraph">
      <style:paragraph-properties fo:text-align="justify"/>
    </style:style>
    <style:style style:name="T108" style:parent-style-name="Tipodeletrapredefinidodoparágrafo" style:family="text">
      <style:text-properties fo:font-size="11pt" style:font-size-asian="11pt" style:font-size-complex="11pt"/>
    </style:style>
    <style:style style:name="T109" style:parent-style-name="Tipodeletrapredefinidodoparágrafo" style:family="text">
      <style:text-properties fo:font-size="11pt" style:font-size-asian="11pt" style:font-size-complex="11pt"/>
    </style:style>
    <style:style style:name="T11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1" style:parent-style-name="Tipodeletrapredefinidodoparágrafo" style:family="text">
      <style:text-properties fo:font-size="11pt" style:font-size-asian="11pt" style:font-size-complex="11pt"/>
    </style:style>
    <style:style style:name="T11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13" style:parent-style-name="Tipodeletrapredefinidodoparágrafo" style:family="text">
      <style:text-properties fo:font-size="11pt" style:font-size-asian="11pt" style:font-size-complex="11pt"/>
    </style:style>
    <style:style style:name="T11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1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16" style:parent-style-name="Tipodeletrapredefinidodoparágrafo" style:family="text">
      <style:text-properties fo:font-size="11pt" style:font-size-asian="11pt" style:font-size-complex="11pt"/>
    </style:style>
    <style:style style:name="P11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7" style:parent-style-name="Standard" style:list-style-name="LFO2" style:family="paragraph">
      <style:paragraph-properties fo:text-align="justify"/>
    </style:style>
    <style:style style:name="T128" style:parent-style-name="Tipodeletrapredefinidodoparágrafo" style:family="text">
      <style:text-properties fo:font-size="11pt" style:font-size-asian="11pt" style:font-size-complex="11pt"/>
    </style:style>
    <style:style style:name="T12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30" style:parent-style-name="Tipodeletrapredefinidodoparágrafo" style:family="text">
      <style:text-properties fo:font-size="11pt" style:font-size-asian="11pt" style:font-size-complex="11pt"/>
    </style:style>
    <style:style style:name="T13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32" style:parent-style-name="Tipodeletrapredefinidodoparágrafo" style:family="text">
      <style:text-properties fo:font-size="11pt" style:font-size-asian="11pt" style:font-size-complex="11pt"/>
    </style:style>
    <style:style style:name="P13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9" style:parent-style-name="Standard" style:list-style-name="LFO2" style:family="paragraph">
      <style:paragraph-properties fo:text-align="justify"/>
    </style:style>
    <style:style style:name="T140" style:parent-style-name="Tipodeletrapredefinidodoparágrafo" style:family="text">
      <style:text-properties fo:font-size="11pt" style:font-size-asian="11pt" style:font-size-complex="11pt"/>
    </style:style>
    <style:style style:name="T14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42" style:parent-style-name="Tipodeletrapredefinidodoparágrafo" style:family="text">
      <style:text-properties fo:font-size="11pt" style:font-size-asian="11pt" style:font-size-complex="11pt"/>
    </style:style>
    <style:style style:name="T14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4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45" style:parent-style-name="Tipodeletrapredefinidodoparágrafo" style:family="text">
      <style:text-properties fo:font-size="11pt" style:font-size-asian="11pt" style:font-size-complex="11pt"/>
    </style:style>
    <style:style style:name="P1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4" style:parent-style-name="Standard" style:list-style-name="LFO2" style:family="paragraph">
      <style:paragraph-properties fo:text-align="justify"/>
    </style:style>
    <style:style style:name="T155" style:parent-style-name="Tipodeletrapredefinidodoparágrafo" style:family="text">
      <style:text-properties fo:font-size="11pt" style:font-size-asian="11pt" style:font-size-complex="11pt"/>
    </style:style>
    <style:style style:name="T15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7" style:parent-style-name="Tipodeletrapredefinidodoparágrafo" style:family="text">
      <style:text-properties fo:font-size="11pt" style:font-size-asian="11pt" style:font-size-complex="11pt"/>
    </style:style>
    <style:style style:name="P1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4" style:parent-style-name="Standard" style:list-style-name="LFO2" style:family="paragraph">
      <style:paragraph-properties fo:text-align="justify"/>
    </style:style>
    <style:style style:name="T165" style:parent-style-name="Tipodeletrapredefinidodoparágrafo" style:family="text">
      <style:text-properties fo:font-size="11pt" style:font-size-asian="11pt" style:font-size-complex="11pt"/>
    </style:style>
    <style:style style:name="T16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7" style:parent-style-name="Tipodeletrapredefinidodoparágrafo" style:family="text">
      <style:text-properties fo:font-size="11pt" style:font-size-asian="11pt" style:font-size-complex="11pt"/>
    </style:style>
    <style:style style:name="T16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69" style:parent-style-name="Tipodeletrapredefinidodoparágrafo" style:family="text">
      <style:text-properties fo:font-size="11pt" style:font-size-asian="11pt" style:font-size-complex="11pt"/>
    </style:style>
    <style:style style:name="T17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7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72" style:parent-style-name="Tipodeletrapredefinidodoparágrafo" style:family="text">
      <style:text-properties fo:font-size="11pt" style:font-size-asian="11pt" style:font-size-complex="11pt"/>
    </style:style>
    <style:style style:name="T17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74" style:parent-style-name="Tipodeletrapredefinidodoparágrafo" style:family="text">
      <style:text-properties fo:font-size="11pt" style:font-size-asian="11pt" style:font-size-complex="11pt"/>
    </style:style>
    <style:style style:name="P1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7" style:parent-style-name="Standard" style:list-style-name="LFO2" style:family="paragraph">
      <style:paragraph-properties fo:text-align="justify"/>
    </style:style>
    <style:style style:name="T188" style:parent-style-name="Tipodeletrapredefinidodoparágrafo" style:family="text">
      <style:text-properties fo:font-size="11pt" style:font-size-asian="11pt" style:font-size-complex="11pt"/>
    </style:style>
    <style:style style:name="T18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90" style:parent-style-name="Tipodeletrapredefinidodoparágrafo" style:family="text">
      <style:text-properties fo:font-size="11pt" style:font-size-asian="11pt" style:font-size-complex="11pt"/>
    </style:style>
    <style:style style:name="T19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92" style:parent-style-name="Tipodeletrapredefinidodoparágrafo" style:family="text">
      <style:text-properties fo:font-size="11pt" style:font-size-asian="11pt" style:font-size-complex="11pt"/>
    </style:style>
    <style:style style:name="P19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0" style:parent-style-name="Standard" style:list-style-name="LFO2" style:family="paragraph">
      <style:paragraph-properties fo:text-align="justify"/>
    </style:style>
    <style:style style:name="T201" style:parent-style-name="Tipodeletrapredefinidodoparágrafo" style:family="text">
      <style:text-properties fo:font-size="11pt" style:font-size-asian="11pt" style:font-size-complex="11pt"/>
    </style:style>
    <style:style style:name="T20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03" style:parent-style-name="Tipodeletrapredefinidodoparágrafo" style:family="text">
      <style:text-properties fo:font-size="11pt" style:font-size-asian="11pt" style:font-size-complex="11pt"/>
    </style:style>
    <style:style style:name="T204" style:parent-style-name="Tipodeletrapredefinidodoparágrafo" style:family="text">
      <style:text-properties fo:font-size="11pt" style:font-size-asian="11pt" style:font-size-complex="11pt"/>
    </style:style>
    <style:style style:name="T20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06" style:parent-style-name="Tipodeletrapredefinidodoparágrafo" style:family="text">
      <style:text-properties fo:font-size="11pt" style:font-size-asian="11pt" style:font-size-complex="11pt"/>
    </style:style>
    <style:style style:name="P2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6" style:parent-style-name="Standard" style:list-style-name="LFO2" style:family="paragraph">
      <style:paragraph-properties fo:text-align="justify"/>
    </style:style>
    <style:style style:name="T217" style:parent-style-name="Tipodeletrapredefinidodoparágrafo" style:family="text">
      <style:text-properties fo:font-size="11pt" style:font-size-asian="11pt" style:font-size-complex="11pt"/>
    </style:style>
    <style:style style:name="T21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19" style:parent-style-name="Tipodeletrapredefinidodoparágrafo" style:family="text">
      <style:text-properties fo:font-size="11pt" style:font-size-asian="11pt" style:font-size-complex="11pt"/>
    </style:style>
    <style:style style:name="T22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21" style:parent-style-name="Tipodeletrapredefinidodoparágrafo" style:family="text">
      <style:text-properties fo:font-size="11pt" style:font-size-asian="11pt" style:font-size-complex="11pt"/>
    </style:style>
    <style:style style:name="T222" style:parent-style-name="Tipodeletrapredefinidodoparágrafo" style:family="text">
      <style:text-properties fo:font-size="11pt" style:font-size-asian="11pt" style:font-size-complex="11pt"/>
    </style:style>
    <style:style style:name="P2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1" style:parent-style-name="Standard" style:list-style-name="LFO2" style:family="paragraph">
      <style:paragraph-properties fo:text-align="justify"/>
    </style:style>
    <style:style style:name="T232" style:parent-style-name="Tipodeletrapredefinidodoparágrafo" style:family="text">
      <style:text-properties fo:font-size="11pt" style:font-size-asian="11pt" style:font-size-complex="11pt"/>
    </style:style>
    <style:style style:name="T23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34" style:parent-style-name="Tipodeletrapredefinidodoparágrafo" style:family="text">
      <style:text-properties fo:font-size="11pt" style:font-size-asian="11pt" style:font-size-complex="11pt"/>
    </style:style>
    <style:style style:name="T23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36" style:parent-style-name="Tipodeletrapredefinidodoparágrafo" style:family="text">
      <style:text-properties fo:font-size="11pt" style:font-size-asian="11pt" style:font-size-complex="11pt"/>
    </style:style>
    <style:style style:name="P23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5" style:parent-style-name="Standard" style:list-style-name="LFO2" style:family="paragraph">
      <style:paragraph-properties fo:text-align="justify"/>
    </style:style>
    <style:style style:name="T246" style:parent-style-name="Tipodeletrapredefinidodoparágrafo" style:family="text">
      <style:text-properties fo:font-size="11pt" style:font-size-asian="11pt" style:font-size-complex="11pt"/>
    </style:style>
    <style:style style:name="T24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48" style:parent-style-name="Tipodeletrapredefinidodoparágrafo" style:family="text">
      <style:text-properties fo:font-size="11pt" style:font-size-asian="11pt" style:font-size-complex="11pt"/>
    </style:style>
    <style:style style:name="T24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5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51" style:parent-style-name="Tipodeletrapredefinidodoparágrafo" style:family="text">
      <style:text-properties fo:font-size="11pt" style:font-size-asian="11pt" style:font-size-complex="11pt"/>
    </style:style>
    <style:style style:name="P2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0" style:parent-style-name="Standard" style:list-style-name="LFO2" style:family="paragraph">
      <style:paragraph-properties fo:text-align="justify"/>
    </style:style>
    <style:style style:name="T261" style:parent-style-name="Tipodeletrapredefinidodoparágrafo" style:family="text">
      <style:text-properties fo:font-size="11pt" style:font-size-asian="11pt" style:font-size-complex="11pt"/>
    </style:style>
    <style:style style:name="T26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63" style:parent-style-name="Tipodeletrapredefinidodoparágrafo" style:family="text">
      <style:text-properties fo:font-size="11pt" style:font-size-asian="11pt" style:font-size-complex="11pt"/>
    </style:style>
    <style:style style:name="T26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65" style:parent-style-name="Tipodeletrapredefinidodoparágrafo" style:family="text">
      <style:text-properties fo:font-size="11pt" style:font-size-asian="11pt" style:font-size-complex="11pt"/>
    </style:style>
    <style:style style:name="T26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67" style:parent-style-name="Tipodeletrapredefinidodoparágrafo" style:family="text">
      <style:text-properties fo:font-size="11pt" style:font-size-asian="11pt" style:font-size-complex="11pt"/>
    </style:style>
    <style:style style:name="P2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8" style:parent-style-name="Standard" style:list-style-name="LFO2" style:family="paragraph">
      <style:paragraph-properties fo:text-align="justify"/>
    </style:style>
    <style:style style:name="T279" style:parent-style-name="Tipodeletrapredefinidodoparágrafo" style:family="text">
      <style:text-properties fo:font-size="11pt" style:font-size-asian="11pt" style:font-size-complex="11pt"/>
    </style:style>
    <style:style style:name="T28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81" style:parent-style-name="Tipodeletrapredefinidodoparágrafo" style:family="text">
      <style:text-properties fo:font-size="11pt" style:font-size-asian="11pt" style:font-size-complex="11pt"/>
    </style:style>
    <style:style style:name="T28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83" style:parent-style-name="Tipodeletrapredefinidodoparágrafo" style:family="text">
      <style:text-properties fo:font-size="11pt" style:font-size-asian="11pt" style:font-size-complex="11pt"/>
    </style:style>
    <style:style style:name="T28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85" style:parent-style-name="Tipodeletrapredefinidodoparágrafo" style:family="text">
      <style:text-properties fo:font-size="11pt" style:font-size-asian="11pt" style:font-size-complex="11pt"/>
    </style:style>
    <style:style style:name="P2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6" style:parent-style-name="Standard" style:list-style-name="LFO2" style:family="paragraph">
      <style:paragraph-properties fo:text-align="justify"/>
    </style:style>
    <style:style style:name="T297" style:parent-style-name="Tipodeletrapredefinidodoparágrafo" style:family="text">
      <style:text-properties fo:font-size="11pt" style:font-size-asian="11pt" style:font-size-complex="11pt"/>
    </style:style>
    <style:style style:name="T298" style:parent-style-name="Tipodeletrapredefinidodoparágrafo" style:family="text">
      <style:text-properties fo:font-size="11pt" style:font-size-asian="11pt" style:font-size-complex="11pt"/>
    </style:style>
    <style:style style:name="T29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00" style:parent-style-name="Tipodeletrapredefinidodoparágrafo" style:family="text">
      <style:text-properties fo:font-size="11pt" style:font-size-asian="11pt" style:font-size-complex="11pt"/>
    </style:style>
    <style:style style:name="T30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02" style:parent-style-name="Tipodeletrapredefinidodoparágrafo" style:family="text">
      <style:text-properties fo:font-size="11pt" style:font-size-asian="11pt" style:font-size-complex="11pt"/>
    </style:style>
    <style:style style:name="T30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04" style:parent-style-name="Tipodeletrapredefinidodoparágrafo" style:family="text">
      <style:text-properties fo:font-size="11pt" style:font-size-asian="11pt" style:font-size-complex="11pt"/>
    </style:style>
    <style:style style:name="P30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5" style:parent-style-name="Standard" style:list-style-name="LFO2" style:family="paragraph">
      <style:paragraph-properties fo:text-align="justify"/>
    </style:style>
    <style:style style:name="T316" style:parent-style-name="Tipodeletrapredefinidodoparágrafo" style:family="text">
      <style:text-properties fo:font-size="11pt" style:font-size-asian="11pt" style:font-size-complex="11pt"/>
    </style:style>
    <style:style style:name="T31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18" style:parent-style-name="Tipodeletrapredefinidodoparágrafo" style:family="text">
      <style:text-properties fo:font-size="11pt" style:font-size-asian="11pt" style:font-size-complex="11pt"/>
    </style:style>
    <style:style style:name="P3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5" style:parent-style-name="Standard" style:list-style-name="LFO2" style:family="paragraph">
      <style:paragraph-properties fo:text-align="justify"/>
    </style:style>
    <style:style style:name="T326" style:parent-style-name="Tipodeletrapredefinidodoparágrafo" style:family="text">
      <style:text-properties fo:font-size="11pt" style:font-size-asian="11pt" style:font-size-complex="11pt"/>
    </style:style>
    <style:style style:name="T32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28" style:parent-style-name="Tipodeletrapredefinidodoparágrafo" style:family="text">
      <style:text-properties fo:font-size="11pt" style:font-size-asian="11pt" style:font-size-complex="11pt"/>
    </style:style>
    <style:style style:name="T32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30" style:parent-style-name="Tipodeletrapredefinidodoparágrafo" style:family="text">
      <style:text-properties fo:font-size="11pt" style:font-size-asian="11pt" style:font-size-complex="11pt"/>
    </style:style>
    <style:style style:name="T33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32" style:parent-style-name="Tipodeletrapredefinidodoparágrafo" style:family="text">
      <style:text-properties fo:font-size="11pt" style:font-size-asian="11pt" style:font-size-complex="11pt"/>
    </style:style>
    <style:style style:name="T333" style:parent-style-name="Tipodeletrapredefinidodoparágrafo" style:family="text">
      <style:text-properties fo:font-size="11pt" style:font-size-asian="11pt" style:font-size-complex="11pt"/>
    </style:style>
    <style:style style:name="P33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0" style:parent-style-name="Standard" style:list-style-name="LFO2" style:family="paragraph">
      <style:paragraph-properties fo:text-align="justify"/>
    </style:style>
    <style:style style:name="T351" style:parent-style-name="Tipodeletrapredefinidodoparágrafo" style:family="text">
      <style:text-properties fo:font-size="11pt" style:font-size-asian="11pt" style:font-size-complex="11pt"/>
    </style:style>
    <style:style style:name="T35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53" style:parent-style-name="Tipodeletrapredefinidodoparágrafo" style:family="text">
      <style:text-properties fo:font-size="11pt" style:font-size-asian="11pt" style:font-size-complex="11pt"/>
    </style:style>
    <style:style style:name="T35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55" style:parent-style-name="Tipodeletrapredefinidodoparágrafo" style:family="text">
      <style:text-properties fo:font-size="11pt" style:font-size-asian="11pt" style:font-size-complex="11pt"/>
    </style:style>
    <style:style style:name="T356" style:parent-style-name="Tipodeletrapredefinidodoparágrafo" style:family="text">
      <style:text-properties fo:font-size="11pt" style:font-size-asian="11pt" style:font-size-complex="11pt"/>
    </style:style>
    <style:style style:name="T357" style:parent-style-name="Tipodeletrapredefinidodoparágrafo" style:family="text">
      <style:text-properties fo:font-size="11pt" style:font-size-asian="11pt" style:font-size-complex="11pt"/>
    </style:style>
    <style:style style:name="T35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59" style:parent-style-name="Tipodeletrapredefinidodoparágrafo" style:family="text">
      <style:text-properties fo:font-size="11pt" style:font-size-asian="11pt" style:font-size-complex="11pt"/>
    </style:style>
    <style:style style:name="T36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61" style:parent-style-name="Tipodeletrapredefinidodoparágrafo" style:family="text">
      <style:text-properties fo:font-size="11pt" style:font-size-asian="11pt" style:font-size-complex="11pt"/>
    </style:style>
    <style:style style:name="P3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2" style:parent-style-name="Standard" style:family="paragraph">
      <style:paragraph-properties fo:text-align="justify"/>
      <style:text-properties style:font-size-complex="16pt"/>
    </style:style>
    <style:style style:name="P373" style:parent-style-name="Standard" style:family="paragraph">
      <style:paragraph-properties fo:text-align="justify"/>
      <style:text-properties style:font-size-complex="16pt"/>
    </style:style>
    <style:style style:name="P374" style:parent-style-name="Standard" style:family="paragraph">
      <style:paragraph-properties fo:text-align="justify"/>
      <style:text-properties style:font-size-complex="16pt"/>
    </style:style>
    <style:style style:name="P375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376" style:parent-style-name="Standard" style:family="paragraph">
      <style:paragraph-properties fo:text-align="justify"/>
      <style:text-properties style:font-size-complex="16pt"/>
    </style:style>
    <style:style style:name="P377" style:parent-style-name="Standard" style:family="paragraph">
      <style:paragraph-properties fo:text-align="justify"/>
      <style:text-properties style:font-size-complex="16pt"/>
    </style:style>
    <style:style style:name="P378" style:parent-style-name="Standard" style:list-style-name="LFO3" style:family="paragraph">
      <style:paragraph-properties fo:text-align="justify"/>
      <style:text-properties style:font-size-complex="16pt"/>
    </style:style>
    <style:style style:name="P37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3" style:parent-style-name="Standard" style:list-style-name="LFO3" style:family="paragraph">
      <style:paragraph-properties fo:text-align="justify"/>
      <style:text-properties style:font-size-complex="16pt"/>
    </style:style>
    <style:style style:name="P38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8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0" style:parent-style-name="Standard" style:list-style-name="LFO3" style:family="paragraph">
      <style:paragraph-properties fo:text-align="justify"/>
      <style:text-properties style:font-size-complex="16pt"/>
    </style:style>
    <style:style style:name="P39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3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4" style:parent-style-name="Standard" style:list-style-name="LFO3" style:family="paragraph">
      <style:paragraph-properties fo:text-align="justify"/>
      <style:text-properties style:font-size-complex="16pt"/>
    </style:style>
    <style:style style:name="P39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8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9" style:parent-style-name="Standard" style:list-style-name="LFO3" style:family="paragraph">
      <style:paragraph-properties fo:text-align="justify"/>
      <style:text-properties style:font-size-complex="16pt"/>
    </style:style>
    <style:style style:name="P40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3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4" style:parent-style-name="Standard" style:list-style-name="LFO3" style:family="paragraph">
      <style:paragraph-properties fo:text-align="justify"/>
      <style:text-properties style:font-size-complex="16pt"/>
    </style:style>
    <style:style style:name="P40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8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09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10" style:parent-style-name="Standard" style:family="paragraph">
      <style:paragraph-properties fo:text-align="justify"/>
      <style:text-properties style:font-size-complex="16pt"/>
    </style:style>
    <style:style style:name="P411" style:parent-style-name="Standard" style:family="paragraph">
      <style:paragraph-properties fo:text-align="justify"/>
      <style:text-properties style:font-size-complex="16pt"/>
    </style:style>
  </office:automatic-styles>
  <office:body>
    <office:text text:use-soft-page-breaks="true">
      <text:p text:style-name="P1">Instituto Superior Técnico</text:p>
      <text:p text:style-name="P2"><text:s/></text:p>
      <text:p text:style-name="P3"><text:s/></text:p>
      <text:p text:style-name="P4"><text:s/></text:p>
      <text:p text:style-name="P5">Projeto de Bases de Dados</text:p>
      <text:p text:style-name="P6"/>
      <text:p text:style-name="P7">Parte 3</text:p>
      <text:p text:style-name="P8"><text:s/></text:p>
      <text:p text:style-name="P9"><text:s/></text:p>
      <text:p text:style-name="P10"><text:s/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Grupo 40:</text:p>
      <text:list text:style-name="LFO1" text:continue-numbering="true">
        <text:list-item>
          <text:p text:style-name="P19">Artur Fortunato, nº 86388 (33% de contribuição, 10 horas de esforço)</text:p>
        </text:list-item>
        <text:list-item>
          <text:p text:style-name="P20">Jorge Pacheco, nº 86457<text:s/>(33% de contribuição, 10 horas de esforço)</text:p>
        </text:list-item>
        <text:list-item>
          <text:p text:style-name="P21">Miguel Rocha, nº 86482 (33% de contribuição, 10 horas de esforço)</text:p>
        </text:list-item>
      </text:list>
      <text:p text:style-name="P22"/>
      <text:p text:style-name="P23"><text:s/></text:p>
      <text:p text:style-name="P24"><text:s/></text:p>
      <text:p text:style-name="P25"><text:s/></text:p>
      <text:p text:style-name="P26"><text:s/></text:p>
      <text:p text:style-name="P27"><text:s/></text:p>
      <text:p text:style-name="P28">Turno: BD22517957L03 (Lab 10)</text:p>
      <text:p text:style-name="P29"/>
      <text:p text:style-name="P30"/>
      <text:p text:style-name="P31"/>
      <text:p text:style-name="P32"/>
      <text:p text:style-name="P33">Docente de Laboratório: André Vasconcelos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Criação e População da Base de Dados</text:p>
      <text:p text:style-name="P43"/>
      <text:p text:style-name="P44"><text:span text:style-name="T45">Tendo em cont</text:span><text:span text:style-name="T46">a o número elevado de registos (comando “insert” em SQL) requeridos, criámos um script em Python3 que criou e preencheu o ficheiro<text:s/></text:span><text:span text:style-name="T47">“populate.sql”</text:span><text:span text:style-name="T48">.</text:span></text:p>
      <text:p text:style-name="P49"/>
      <text:p text:style-name="P50"><text:span text:style-name="T51">Cada função do script foi otimizada de acordo com o ficheiro<text:s/></text:span><text:span text:style-name="T52">“schema.sql”</text:span><text:span text:style-name="T53">, onde está especificado a criação</text:span><text:span text:style-name="T54"><text:s/>das múltiplas tabelas referentes à base de dados que representa o esquema racional do Anexo A em linguagem PostgreSQL. Os “drop table” iniciais servem para limpar os dados da base de dados antes de ser populada outra vez usando o<text:s/></text:span><text:span text:style-name="T55">“populate.sql”</text:span><text:span text:style-name="T56">.</text:span></text:p>
      <text:p text:style-name="P57"/>
      <text:p text:style-name="P58">drop<text:s/>table if exists Solicita cascade;</text:p>
      <text:p text:style-name="P59">drop table if exists SegmentoVideo cascade;</text:p>
      <text:p text:style-name="P60">drop table if exists Video cascade;</text:p>
      <text:p text:style-name="P61">drop table if exists Vigia cascade;</text:p>
      <text:p text:style-name="P62">drop table if exists Camara cascade;</text:p>
      <text:p text:style-name="P63">drop table if exists EventoEmergencia cascade;</text:p>
      <text:p text:style-name="P64">drop table if exists<text:s/>Locais cascade;</text:p>
      <text:p text:style-name="P65">drop table if exists Audita cascade;</text:p>
      <text:p text:style-name="P66">drop table if exists Transporta cascade;</text:p>
      <text:p text:style-name="P67">drop table if exists MeioCombate cascade;</text:p>
      <text:p text:style-name="P68">drop table if exists Alocado cascade;</text:p>
      <text:p text:style-name="P69">drop table if exists MeioSocorro cascade;</text:p>
      <text:p text:style-name="P70">drop table if exists Aciona cascade;</text:p>
      <text:p text:style-name="P71">drop table if exists MeioApoio cascade;</text:p>
      <text:p text:style-name="P72">drop table if exists ProcessoSocorro cascade;</text:p>
      <text:p text:style-name="P73">drop table if exists Coordenador cascade;</text:p>
      <text:p text:style-name="P74">drop table if exists Meio cascade;</text:p>
      <text:p text:style-name="P75">drop table if exists EntidadeMeio cascade;</text:p>
      <text:p text:style-name="P76"/>
      <text:list text:style-name="LFO2" text:continue-numbering="true">
        <text:list-item>
          <text:p text:style-name="P77"><text:span text:style-name="T78">A entidade<text:s/></text:span><text:span text:style-name="T79">“Camara”</text:span><text:span text:style-name="T80"><text:s/>tem uma chave primária que corre</text:span><text:span text:style-name="T81">sponde a um inteiro com o nome de numCamara.</text:span></text:p>
        </text:list-item>
      </text:list>
      <text:p text:style-name="P82"/>
      <text:p text:style-name="P83">create table Camara</text:p>
      <text:p text:style-name="P84"><text:s text:c="4"/>(numCamara int not null unique,</text:p>
      <text:p text:style-name="P85"><text:s text:c="4"/>constraint pk_camara primary key(numCamara));</text:p>
      <text:p text:style-name="P86"/>
      <text:p text:style-name="P87"/>
      <text:list text:style-name="LFO2" text:continue-numbering="true">
        <text:list-item>
          <text:p text:style-name="P88"><text:span text:style-name="T89">A entidade<text:s/></text:span><text:span text:style-name="T90">“Video”</text:span><text:span text:style-name="T91"><text:s/>é uma entidade fraca, cuja chave primária corresponde a um<text:s/></text:span><text:span text:style-name="T92">timestamp</text:span><text:span text:style-name="T93"><text:s/>(com o formato</text:span><text:span text:style-name="T94"><text:s/>YYYY-MM-DD HH:MM:SS) com o nome dataHoraInicio, e tem uma<text:s/></text:span><text:span text:style-name="T95">foreign key</text:span><text:span text:style-name="T96"><text:s/>que corresponde ao numCamara que o vídeo está associado. A dataHoraFim tem de ser superior a dataHoraInicio.</text:span></text:p>
        </text:list-item>
      </text:list>
      <text:p text:style-name="P97"/>
      <text:p text:style-name="P98">create table Video</text:p>
      <text:p text:style-name="P99"><text:s text:c="4"/>(dataHoraInicio timestamp not null,</text:p>
      <text:p text:style-name="P100"><text:s text:c="4"/>dataHoraFim<text:s/>timestamp not null,</text:p>
      <text:p text:style-name="P101"><text:s text:c="4"/>numCamara int not null ,</text:p>
      <text:p text:style-name="P102"><text:s text:c="4"/>constraint pk_video primary key (dataHoraInicio),</text:p>
      <text:p text:style-name="P103"><text:s text:c="4"/>constraint fk_camara foreign key (numCamara) references Video(numCamara),</text:p>
      <text:p text:style-name="P104"><text:s text:c="4"/>constraint chk_video_time check (dataHoraFim &gt; dataHoraInicio));</text:p>
      <text:p text:style-name="P105"/>
      <text:p text:style-name="P106"/>
      <text:list text:style-name="LFO2" text:continue-numbering="true">
        <text:list-item>
          <text:p text:style-name="P107"><text:span text:style-name="T108">A en</text:span><text:span text:style-name="T109">tidade<text:s/></text:span><text:span text:style-name="T110">“SegmentoVideo”</text:span><text:span text:style-name="T111"><text:s/>é uma entidade fraca, cuja chave primária corresponde a uma chave composta entre o numCamara, o numSegmento e a dataHoraInicio. O numCamara é uma<text:s/></text:span><text:span text:style-name="T112">foreign key</text:span><text:span text:style-name="T113"><text:s/>que provém da Camara a que o Video está associado. A dataHoraInicio é uma<text:s/></text:span><text:span text:style-name="T114">f</text:span><text:span text:style-name="T115">oreign key</text:span><text:span text:style-name="T116"><text:s/>que provém do Video.</text:span></text:p>
        </text:list-item>
      </text:list>
      <text:soft-page-break/>
      <text:p text:style-name="P117">create table SegmentoVideo</text:p>
      <text:p text:style-name="P118"><text:s text:c="4"/>(numSegmento int not null ,</text:p>
      <text:p text:style-name="P119"><text:s text:c="4"/>duracao int not null,</text:p>
      <text:p text:style-name="P120"><text:s text:c="4"/>dataHoraInicio timestamp not null,</text:p>
      <text:p text:style-name="P121"><text:s text:c="4"/>numCamara int not null ,</text:p>
      <text:p text:style-name="P122"><text:s text:c="4"/>constraint pk_segment primary key (numCamara, numSegmento, dataHoraInicio),</text:p>
      <text:p text:style-name="P123"><text:s text:c="4"/>constraint fk_camara foreign key (numCamara)<text:s/>references Video(numCamara),</text:p>
      <text:p text:style-name="P124"><text:s text:c="4"/>constraint fk_dataHoraInicio foreign key (dataHoraInicio) references Video(dataHoraInicio));</text:p>
      <text:p text:style-name="P125"/>
      <text:p text:style-name="P126"/>
      <text:list text:style-name="LFO2" text:continue-numbering="true">
        <text:list-item>
          <text:p text:style-name="P127"><text:span text:style-name="T128">A entidade<text:s/></text:span><text:span text:style-name="T129">“Locais”</text:span><text:span text:style-name="T130"><text:s/>tem uma chave primária que corresponde a um<text:s/></text:span><text:span text:style-name="T131">string</text:span><text:span text:style-name="T132"><text:s/>de tamanho variável que tem o nome de moradaLocal.</text:span></text:p>
        </text:list-item>
      </text:list>
      <text:p text:style-name="P133"/>
      <text:p text:style-name="P134">create table Locais</text:p>
      <text:p text:style-name="P135"><text:tab/>(moradaLocal varchar(255) not null unique,</text:p>
      <text:p text:style-name="P136"><text:tab/>constraint pk_local primary key (moradaLocal));</text:p>
      <text:p text:style-name="P137"/>
      <text:p text:style-name="P138"/>
      <text:list text:style-name="LFO2" text:continue-numbering="true">
        <text:list-item>
          <text:p text:style-name="P139"><text:span text:style-name="T140">A entidade<text:s/></text:span><text:span text:style-name="T141">“Vigia”</text:span><text:span text:style-name="T142"><text:s/>tem duas<text:s/></text:span><text:span text:style-name="T143">foreign k</text:span><text:span text:style-name="T144">ey</text:span><text:span text:style-name="T145">: moradaLocal que provém de Locais e numCamara que provém de Camara.</text:span></text:p>
        </text:list-item>
      </text:list>
      <text:p text:style-name="P146"/>
      <text:p text:style-name="P147">create table Vigia</text:p>
      <text:p text:style-name="P148"><text:tab/>(moradaLocal varchar(255) not null,</text:p>
      <text:p text:style-name="P149"><text:tab/>numCamara int not null unique,</text:p>
      <text:p text:style-name="P150"><text:tab/>constraint fk_local foreign key (moradaLocal) references Locais(moradaLocal),</text:p>
      <text:p text:style-name="P151"><text:tab/>constraint<text:s/>fk_camara foreign key (numCamara) references Camara(numCamara));</text:p>
      <text:p text:style-name="P152"/>
      <text:p text:style-name="P153"/>
      <text:list text:style-name="LFO2" text:continue-numbering="true">
        <text:list-item>
          <text:p text:style-name="P154"><text:span text:style-name="T155">A tabela<text:s/></text:span><text:span text:style-name="T156">“ProcessoSocorro”</text:span><text:span text:style-name="T157"><text:s/>tem uma chave primária que corresponde a um inteiro e tem o nome de numProcessoSocorro.</text:span></text:p>
        </text:list-item>
      </text:list>
      <text:p text:style-name="P158"/>
      <text:p text:style-name="P159">create table ProcessoSocorro</text:p>
      <text:p text:style-name="P160"><text:tab/>(numProcessoSocorro int not null unique,</text:p>
      <text:p text:style-name="P161"><text:tab/>constraint pk_numProcessoSocorro primary key (numProcessoSocorro));</text:p>
      <text:p text:style-name="P162"/>
      <text:p text:style-name="P163"/>
      <text:list text:style-name="LFO2" text:continue-numbering="true">
        <text:list-item>
          <text:p text:style-name="P164"><text:span text:style-name="T165">A entidade<text:s/></text:span><text:span text:style-name="T166">“EventoEmergencia”</text:span><text:span text:style-name="T167"><text:s/>tem uma chave primária que corresponde a uma chave composta entre o numTelefone, que é uma<text:s/></text:span><text:span text:style-name="T168">string</text:span><text:span text:style-name="T169"><text:s/>de tamanho fixo 9, e o nomePessoa, que corresponde a uma<text:s/></text:span><text:span text:style-name="T170">st</text:span><text:span text:style-name="T171">ring</text:span><text:span text:style-name="T172"><text:s/>de tamanho variável. A moradaLocal é uma<text:s/></text:span><text:span text:style-name="T173">foreign key</text:span><text:span text:style-name="T174"><text:s/>que provém de Locais e o numProcessoSocorro é uma foreign key que provém de ProcessoSocorro.</text:span></text:p>
        </text:list-item>
      </text:list>
      <text:p text:style-name="P175"/>
      <text:p text:style-name="P176">create table EventoEmergencia</text:p>
      <text:p text:style-name="P177"><text:tab/>(numTelefone char(9) not null,</text:p>
      <text:p text:style-name="P178"><text:tab/>instanteChamada timestamp not null,</text:p>
      <text:p text:style-name="P179"><text:tab/>nomePessoa varchar(30) not null,</text:p>
      <text:p text:style-name="P180"><text:tab/>moradaLocal varchar(255) not null,</text:p>
      <text:p text:style-name="P181"><text:tab/>numProcessoSocorro int,</text:p>
      <text:p text:style-name="P182"><text:tab/>constraint pk_witness primary key(numTelefone, nomePessoa),</text:p>
      <text:p text:style-name="P183"><text:tab/>constraint fk_local foreign key (moradaLocal) references Locais(moradaLocal),</text:p>
      <text:p text:style-name="P184"><text:tab/>constraint fk_numProcessoSocorro foreign key (numProcessoSocorro) references ProcessoSocorro(numProcessoSocorro));</text:p>
      <text:p text:style-name="P185"/>
      <text:p text:style-name="P186"/>
      <text:list text:style-name="LFO2" text:continue-numbering="true">
        <text:list-item>
          <text:p text:style-name="P187"><text:span text:style-name="T188">A entidade<text:s/></text:span><text:span text:style-name="T189">“EntidadeMeio”</text:span><text:span text:style-name="T190"><text:s/>tem uma chave primária que é uma<text:s/></text:span><text:span text:style-name="T191">string</text:span><text:span text:style-name="T192"><text:s/>de tamanho varíavel, que tem nome de nomeEntidade.</text:span></text:p>
        </text:list-item>
      </text:list>
      <text:p text:style-name="P193"/>
      <text:p text:style-name="P194"/>
      <text:soft-page-break/>
      <text:p text:style-name="P195">create table EntidadeMeio</text:p>
      <text:p text:style-name="P196"><text:tab/>(nomeEntidade varchar(20) not null unique,</text:p>
      <text:p text:style-name="P197"><text:tab/>constraint pk_nomeEntidade primary key (nomeEntidade));</text:p>
      <text:p text:style-name="P198"/>
      <text:p text:style-name="P199"/>
      <text:list text:style-name="LFO2" text:continue-numbering="true">
        <text:list-item>
          <text:p text:style-name="P200"><text:span text:style-name="T201">A entidade<text:s/></text:span><text:span text:style-name="T202">“Meio”</text:span><text:span text:style-name="T203"><text:s/>tem uma chave p</text:span><text:span text:style-name="T204">rimária que corresponde a uma chave composta entre o numMeio, que é um inteiro, e o nomeEntidade, que é uma<text:s/></text:span><text:span text:style-name="T205">foreign key</text:span><text:span text:style-name="T206"><text:s/>que provém de EntidadeMeio.</text:span></text:p>
        </text:list-item>
      </text:list>
      <text:p text:style-name="P207"/>
      <text:p text:style-name="P208">create table Meio</text:p>
      <text:p text:style-name="P209"><text:tab/>(numMeio int not null,</text:p>
      <text:p text:style-name="P210"><text:tab/>nomeMeio varchar(30) not null,</text:p>
      <text:p text:style-name="P211"><text:tab/>nomeEntidade varchar(20) not<text:s/>null,</text:p>
      <text:p text:style-name="P212"><text:tab/>constraint pk_meio primary key (numMeio, nomeEntidade),</text:p>
      <text:p text:style-name="P213"><text:tab/>constraint fk_nomeEntidade foreign key (nomeEntidade) references EntidadeMeio(nomeEntidade));</text:p>
      <text:p text:style-name="P214"/>
      <text:p text:style-name="P215"/>
      <text:list text:style-name="LFO2" text:continue-numbering="true">
        <text:list-item>
          <text:p text:style-name="P216"><text:span text:style-name="T217">A entidade<text:s/></text:span><text:span text:style-name="T218">“MeioCombate”</text:span><text:span text:style-name="T219"><text:s/>tem uma chave primária, que corresponde a uma<text:s/></text:span><text:span text:style-name="T220">foreign key</text:span><text:span text:style-name="T221"><text:s/>composta entr</text:span><text:span text:style-name="T222">e o numMeio e o nomeEntidade que provém de Meio.</text:span></text:p>
        </text:list-item>
      </text:list>
      <text:p text:style-name="P223"/>
      <text:p text:style-name="P224">create table MeioCombate</text:p>
      <text:p text:style-name="P225"><text:tab/>(numMeio int not null,</text:p>
      <text:p text:style-name="P226"><text:tab/>nomeEntidade varchar(20) not null,</text:p>
      <text:p text:style-name="P227"><text:tab/>constraint pk_meioCombate primary key (numMeio, nomeEntidade),</text:p>
      <text:p text:style-name="P228"><text:tab/>constraint fk_meio foreign key (numMeio, nomeEntidade) references Meio(numMeio, nomeEntidade));</text:p>
      <text:p text:style-name="P229"/>
      <text:p text:style-name="P230"/>
      <text:list text:style-name="LFO2" text:continue-numbering="true">
        <text:list-item>
          <text:p text:style-name="P231"><text:span text:style-name="T232">A entidade<text:s/></text:span><text:span text:style-name="T233">“MeioApoio”</text:span><text:span text:style-name="T234"><text:s/>tem uma chave primária, que corresponde a uma<text:s/></text:span><text:span text:style-name="T235">foreign key</text:span><text:span text:style-name="T236"><text:s/>composta entre o numMeio e o nomeEntidade que provém de Meio.</text:span></text:p>
        </text:list-item>
      </text:list>
      <text:p text:style-name="P237"/>
      <text:p text:style-name="P238">create table MeioApoio</text:p>
      <text:p text:style-name="P239"><text:tab/>(numMeio int not null,</text:p>
      <text:p text:style-name="P240"><text:tab/>nomeEntidade<text:s/>varchar(20) not null,</text:p>
      <text:p text:style-name="P241"><text:tab/>constraint pk_meioApoio primary key (numMeio, nomeEntidade),</text:p>
      <text:p text:style-name="P242"><text:tab/>constraint fk_meio foreign key (numMeio, nomeEntidade) references Meio(numMeio, nomeEntidade));</text:p>
      <text:p text:style-name="P243"/>
      <text:p text:style-name="P244"/>
      <text:list text:style-name="LFO2" text:continue-numbering="true">
        <text:list-item>
          <text:p text:style-name="P245"><text:span text:style-name="T246">A entidade<text:s/></text:span><text:span text:style-name="T247">“MeioSocorro”</text:span><text:span text:style-name="T248"><text:s/>tem uma chave primária, que corresponde a uma<text:s/></text:span><text:span text:style-name="T249">fo</text:span><text:span text:style-name="T250">reign key</text:span><text:span text:style-name="T251"><text:s/>composta entre o numMeio e o nomeEntidade que provém de Meio.</text:span></text:p>
        </text:list-item>
      </text:list>
      <text:p text:style-name="P252"/>
      <text:p text:style-name="P253">create table MeioSocorro</text:p>
      <text:p text:style-name="P254"><text:tab/>(numMeio int not null,</text:p>
      <text:p text:style-name="P255"><text:tab/>nomeEntidade varchar(20) not null,</text:p>
      <text:p text:style-name="P256"><text:tab/>constraint fk_meioSocorro primary key (numMeio, nomeEntidade),</text:p>
      <text:p text:style-name="P257"><text:tab/>constraint fk_meio foreign key (numMeio, nomeEntidade) references Meio(numMeio, nomeEntidade));</text:p>
      <text:p text:style-name="P258"/>
      <text:p text:style-name="P259"/>
      <text:list text:style-name="LFO2" text:continue-numbering="true">
        <text:list-item>
          <text:p text:style-name="P260"><text:span text:style-name="T261">A entidade<text:s/></text:span><text:span text:style-name="T262">“Transporta”</text:span><text:span text:style-name="T263"><text:s/>tem uma<text:s/></text:span><text:span text:style-name="T264">foreign key</text:span><text:span text:style-name="T265"><text:s/>composta entre o numMeio e o nomeEntidade que provém de MeioSocorro e a<text:s/></text:span><text:span text:style-name="T266">foreign key</text:span><text:span text:style-name="T267"><text:s/>numProcessoSocorro que provém de ProcessoSocorro.</text:span></text:p>
        </text:list-item>
      </text:list>
      <text:p text:style-name="P268"/>
      <text:p text:style-name="P269">create table<text:s/>Transporta</text:p>
      <text:p text:style-name="P270"><text:tab/>(numMeio int not null,</text:p>
      <text:p text:style-name="P271"><text:tab/>nomeEntidade varchar(20) not null,</text:p>
      <text:p text:style-name="P272"><text:tab/>numVitimas int not null ,</text:p>
      <text:p text:style-name="P273"><text:tab/>numProcessoSocorro int not null,</text:p>
      <text:soft-page-break/>
      <text:p text:style-name="P274"><text:tab/>constraint fk_meio foreign key (numMeio, nomeEntidade) references MeioSocorro(numMeio, nomeEntidade),</text:p>
      <text:p text:style-name="P275"><text:tab/>constraint numProcessoSocorro foreign key (numProcessoSocorro) references ProcessoSocorro(numProcessoSocorro));</text:p>
      <text:p text:style-name="P276"/>
      <text:p text:style-name="P277"/>
      <text:list text:style-name="LFO2" text:continue-numbering="true">
        <text:list-item>
          <text:p text:style-name="P278"><text:span text:style-name="T279">A entidade<text:s/></text:span><text:span text:style-name="T280">“Alocado”</text:span><text:span text:style-name="T281"><text:s/>tem uma<text:s/></text:span><text:span text:style-name="T282">foreign key</text:span><text:span text:style-name="T283"><text:s/>composta entre o numMeio e o nomeEntidade que provém de MeioApoio e a<text:s/></text:span><text:span text:style-name="T284">foreign key</text:span><text:span text:style-name="T285"><text:s/>numProcessoSocorro que provém de ProcessoSocorro.</text:span></text:p>
        </text:list-item>
      </text:list>
      <text:p text:style-name="P286"/>
      <text:p text:style-name="P287">create table Alocado</text:p>
      <text:p text:style-name="P288"><text:tab/>(numMeio int not null,</text:p>
      <text:p text:style-name="P289"><text:tab/>nomeEntidade varchar(20) not null,</text:p>
      <text:p text:style-name="P290"><text:tab/>numHoras int not<text:s/>null ,</text:p>
      <text:p text:style-name="P291"><text:tab/>numProcessoSocorro int,</text:p>
      <text:p text:style-name="P292"><text:tab/>constraint fk_meio foreign key (numMeio, nomeEntidade) references MeioApoio(numMeio, nomeEntidade),</text:p>
      <text:p text:style-name="P293"><text:tab/>constraint numProcessoSocorro foreign key (numProcessoSocorro) references ProcessoSocorro(numProcessoSocorro));</text:p>
      <text:p text:style-name="P294"/>
      <text:p text:style-name="P295"/>
      <text:list text:style-name="LFO2" text:continue-numbering="true">
        <text:list-item>
          <text:p text:style-name="P296"><text:span text:style-name="T297">A entida</text:span><text:span text:style-name="T298">de<text:s/></text:span><text:span text:style-name="T299">“Aciona”</text:span><text:span text:style-name="T300"><text:s/>tem uma chave primária composta entre o numMeio, nomeEntidade – que são uma<text:s/></text:span><text:span text:style-name="T301">foreign key</text:span><text:span text:style-name="T302"><text:s/>que provém de Meio – e numProcessoSocorro, que é uma<text:s/></text:span><text:span text:style-name="T303">foreign key</text:span><text:span text:style-name="T304"><text:s/>de ProcessSocorro.</text:span></text:p>
        </text:list-item>
      </text:list>
      <text:p text:style-name="P305"/>
      <text:p text:style-name="P306">create table Aciona</text:p>
      <text:p text:style-name="P307"><text:tab/>(numMeio int not null,</text:p>
      <text:p text:style-name="P308"><text:tab/>nomeEntidade varchar(20) not null,</text:p>
      <text:p text:style-name="P309"><text:tab/>numProcessoSocorro int not null,</text:p>
      <text:p text:style-name="P310"><text:tab/>constraint pk_aciona primary key (numMeio, nomeEntidade, numProcessoSocorro),</text:p>
      <text:p text:style-name="P311"><text:tab/>constraint fk_meio foreign key (numMeio, nomeEntidade) references Meio(numMeio, nomeEntidade),</text:p>
      <text:p text:style-name="P312"><text:tab/>constraint numProcessoSocorro foreign<text:s/>key (numProcessoSocorro) references ProcessoSocorro(numProcessoSocorro));</text:p>
      <text:p text:style-name="P313"/>
      <text:p text:style-name="P314"/>
      <text:list text:style-name="LFO2" text:continue-numbering="true">
        <text:list-item>
          <text:p text:style-name="P315"><text:span text:style-name="T316">A entidade<text:s/></text:span><text:span text:style-name="T317">“Coordenador”</text:span><text:span text:style-name="T318"><text:s/>tem uma chave primária que corresponde a um inteiro, que tem nome de idCoordenador.</text:span></text:p>
        </text:list-item>
      </text:list>
      <text:p text:style-name="P319"/>
      <text:p text:style-name="P320">create table Coordenador</text:p>
      <text:p text:style-name="P321"><text:tab/>(idCoordenador int not null unique ,</text:p>
      <text:p text:style-name="P322"><text:tab/>constraint idCoordenador primary key (idCoordenador));</text:p>
      <text:p text:style-name="P323"/>
      <text:p text:style-name="P324"/>
      <text:list text:style-name="LFO2" text:continue-numbering="true">
        <text:list-item>
          <text:p text:style-name="P325"><text:span text:style-name="T326">A entidade<text:s/></text:span><text:span text:style-name="T327">“Audita”</text:span><text:span text:style-name="T328"><text:s/>tem uma<text:s/></text:span><text:span text:style-name="T329">foreign key</text:span><text:span text:style-name="T330"><text:s/>composta entre numMeio, nomeEntidade e numProcessoSocorro que provêm de Aciona e uma<text:s/></text:span><text:span text:style-name="T331">foreign key</text:span><text:span text:style-name="T332"><text:s/>idCoordenador que provém de Coordenador. A datahoraInicio tem de ser inferior à datahoraFim (do tipo YYYY-MM-DD HH:MM:SS, e dataAuditoria<text:s/></text:span><text:span text:style-name="T333">tem de ser inferior ou igual à atual data (do tipo YYYY-MM-DD).</text:span></text:p>
        </text:list-item>
      </text:list>
      <text:p text:style-name="P334"/>
      <text:p text:style-name="P335">create table Audita</text:p>
      <text:p text:style-name="P336"><text:tab/>(idCoordenador int not null,</text:p>
      <text:p text:style-name="P337"><text:tab/>numMeio int not null,</text:p>
      <text:p text:style-name="P338"><text:tab/>nomeEntidade varchar(20) not null,</text:p>
      <text:p text:style-name="P339"><text:tab/>numProcessoSocorro int,</text:p>
      <text:p text:style-name="P340"><text:tab/>datahoraInicio timestamp not null,</text:p>
      <text:p text:style-name="P341"><text:tab/>datahoraFim timestamp not null,</text:p>
      <text:p text:style-name="P342"><text:tab/>dataAuditoria date not null,</text:p>
      <text:p text:style-name="P343"><text:tab/>texto text not null,</text:p>
      <text:soft-page-break/>
      <text:p text:style-name="P344"><text:tab/>constraint numMeio foreign key (numMeio, nomeEntidade, numProcessoSocorro) references Aciona(numMeio, nomeEntidade, numProcessoSocorro),</text:p>
      <text:p text:style-name="P345"><text:tab/>constraint idCoordenador foreign key (idCoordenador)<text:s/>references Coordenador(idCoordenador),</text:p>
      <text:p text:style-name="P346"><text:tab/>constraint chk_audit_time check (datahoraInicio &lt; datahoraFim),</text:p>
      <text:p text:style-name="P347"><text:tab/>constraint chk_audit_date check (dataAuditoria &lt;= current_date));</text:p>
      <text:p text:style-name="P348"/>
      <text:p text:style-name="P349"/>
      <text:list text:style-name="LFO2" text:continue-numbering="true">
        <text:list-item>
          <text:p text:style-name="P350"><text:span text:style-name="T351">A entidade<text:s/></text:span><text:span text:style-name="T352">“Solicita”</text:span><text:span text:style-name="T353"><text:s/>tem uma<text:s/></text:span><text:span text:style-name="T354">foreign key</text:span><text:span text:style-name="T355"><text:s/>idCoordenador que provém do Coordenador,<text:s/></text:span><text:span text:style-name="T356">uma</text:span><text:span text:style-name="T357"><text:s/></text:span><text:span text:style-name="T358">foreign key</text:span><text:span text:style-name="T359"><text:s/>dataHoraInicioVideo que provém de Video e uma<text:s/></text:span><text:span text:style-name="T360">foreign key</text:span><text:span text:style-name="T361"><text:s/>numCamara que vem da Camara.</text:span></text:p>
        </text:list-item>
      </text:list>
      <text:p text:style-name="P362"/>
      <text:p text:style-name="P363">create table Solicita</text:p>
      <text:p text:style-name="P364"><text:tab/>(idCoordenador int not null,</text:p>
      <text:p text:style-name="P365"><text:tab/>dataHoraInicioVideo timestamp not null,</text:p>
      <text:p text:style-name="P366"><text:tab/>numCamara int not null,</text:p>
      <text:p text:style-name="P367"><text:tab/>dataHoraInicio timestamp not<text:s/>null,</text:p>
      <text:p text:style-name="P368"><text:tab/>dataHoraFim timestamp not null,</text:p>
      <text:p text:style-name="P369"><text:tab/>constraint idCoordenador foreign key (idCoordenador) references Coordenador(idCoordenador),</text:p>
      <text:p text:style-name="P370"><text:tab/>constraint dataHoraInicioVideo foreign key (dataHoraInicioVideo) references Video(dataHoraInicio),</text:p>
      <text:p text:style-name="P371"><text:tab/>constraint numCamara<text:s/>foreign key (numCamara) references Camara(numCamara));</text:p>
      <text:p text:style-name="P372"/>
      <text:p text:style-name="P373"/>
      <text:p text:style-name="P374"/>
      <text:p text:style-name="P375">Consultas SQL</text:p>
      <text:p text:style-name="P376"/>
      <text:p text:style-name="P377">As seguintes consultas SQL pretendem responder às consultas do enunciado:</text:p>
      <text:list text:style-name="LFO3" text:continue-numbering="true">
        <text:list-item>
          <text:p text:style-name="P378">SELECT numprocessosocorro FROM aciona</text:p>
        </text:list-item>
      </text:list>
      <text:p text:style-name="P379">GROUP BY numprocessosocorro</text:p>
      <text:p text:style-name="P380">HAVING COUNT(nummeio) &gt;= ALL(SELECT COUNT(nummeio) FROM aciona</text:p>
      <text:p text:style-name="P381">GROUP BY numprocessosocorro);</text:p>
      <text:p text:style-name="P382"/>
      <text:list text:style-name="LFO3" text:continue-numbering="true">
        <text:list-item>
          <text:p text:style-name="P383">SELECT nomeentidade FROM eventoemergencia NATURAL JOIN aciona</text:p>
        </text:list-item>
      </text:list>
      <text:p text:style-name="P384">WHERE instantechamada &lt;= ‘2018-09-23 23:59:59’</text:p>
      <text:p text:style-name="P385">AND instantechamada &gt;= ‘2018-06-21 00:00:00’</text:p>
      <text:p text:style-name="P386">GROUP BY nomeentidade HAVING COUNT(numprocessosocorro) &gt;= ALL</text:p>
      <text:p text:style-name="P387">(SELECT COUNT(numprocessosocorro) FROM eventoemergencia</text:p>
      <text:p text:style-name="P388">NATURAL JOIN aciona WHERE instantechamada &lt;= ‘2018-09-23 23:59:59 AND instantechamada &gt;= ‘2018-06-21 00:00:00’ GROUP BY nomeentidade);</text:p>
      <text:p text:style-name="P389"/>
      <text:list text:style-name="LFO3" text:continue-numbering="true">
        <text:list-item>
          <text:p text:style-name="P390">SELECT numprocessosocorro FROM eventoemergencia NATURAL JOIN aciona</text:p>
        </text:list-item>
      </text:list>
      <text:p text:style-name="P391">WHERE moradalocal = ‘Oliveira do Hospital’ AND instantechamada &gt;= ‘2018-01-01 00:00:00’ AND instantechamada &lt;= ‘2018-12-31 23:59:00’</text:p>
      <text:p text:style-name="P392">AND numprocessosocorro NOT IN (SELECT numprocessosocorro FROM audita);</text:p>
      <text:p text:style-name="P393"/>
      <text:list text:style-name="LFO3" text:continue-numbering="true">
        <text:list-item>
          <text:p text:style-name="P394">SELECT COUNT(numsegmento)</text:p>
        </text:list-item>
      </text:list>
      <text:p text:style-name="P395">FROM segmentovideo NATURAL JOIN video NATURAL JOIN vigia</text:p>
      <text:p text:style-name="P396">WHERE duração &gt; 60 AND moradalocal = ‘Monchique’</text:p>
      <text:p text:style-name="P397">AND datahorafim &lt;= ‘2018-08-31 23:59’ AND datahorainicio &gt;= ‘2018-08-01 00:00’;</text:p>
      <text:p text:style-name="P398"/>
      <text:list text:style-name="LFO3" text:continue-numbering="true">
        <text:list-item>
          <text:p text:style-name="P399">SELECT nummeio, nomeentidade FROM meiocombate</text:p>
        </text:list-item>
      </text:list>
      <text:p text:style-name="P400">EXCEPT (SELECT nummeio, nomeentidade FROM alocado</text:p>
      <text:p text:style-name="P401">GROUP BY nummeio, nomeentidade);</text:p>
      <text:p text:style-name="P402"/>
      <text:p text:style-name="P403"/>
      <text:soft-page-break/>
      <text:list text:style-name="LFO3" text:continue-numbering="true">
        <text:list-item>
          <text:p text:style-name="P404">SELECT nomeentidade FROM meiocombate NATURAL JOIN aciona</text:p>
        </text:list-item>
      </text:list>
      <text:p text:style-name="P405">WHERE NOT EXISTS (SELECT numprocessosocorro FROM processosocorro</text:p>
      <text:p text:style-name="P406">EXCEPT SELECT numprocessosocorro FROM aciona);</text:p>
      <text:p text:style-name="P407"/>
      <text:p text:style-name="P408"/>
      <text:p text:style-name="P409">Aplicação desenvolvida em PHP</text:p>
      <text:p text:style-name="P410"/>
      <text:p text:style-name="P4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guel Rocha</meta:initial-creator>
    <dc:creator>Miguel Rocha</dc:creator>
    <meta:creation-date>2018-11-29T18:35:00Z</meta:creation-date>
    <dc:date>2018-11-29T18:35:00Z</dc:date>
    <meta:template xlink:href="Normal.dotm" xlink:type="simple"/>
    <meta:editing-cycles>2</meta:editing-cycles>
    <meta:editing-duration>PT0S</meta:editing-duration>
    <meta:document-statistic meta:page-count="7" meta:paragraph-count="23" meta:word-count="1822" meta:character-count="11644" meta:row-count="82" meta:non-whitespace-character-count="9845"/>
  </office:meta>
</office:document-meta>
</file>